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notes">
      <style:graphic-properties draw:fill-color="#ffffff" fo:min-height="12.433cm"/>
    </style:style>
    <style:style style:name="pr4" style:family="presentation" style:parent-style-name="Standard-title">
      <style:graphic-properties fo:min-height="3.387cm"/>
    </style:style>
    <style:style style:name="pr5" style:family="presentation" style:parent-style-name="Standard-outline1">
      <style:graphic-properties fo:min-height="11.763cm"/>
    </style:style>
    <style:style style:name="pr6" style:family="presentation" style:parent-style-name="Standard-notes">
      <style:graphic-properties draw:fill-color="#ffffff" draw:auto-grow-height="true" fo:min-height="12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header>
                <text:p text:style-name="P3"><text:span text:style-name="T2">Daniel Akrap &amp; Lidia Krus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date-time-name="dtd1">
        <draw:frame presentation:style-name="pr4" draw:layer="layout" svg:width="22.86cm" svg:height="3.647cm" svg:x="1.27cm" svg:y="2.833cm" presentation:class="title">
          <draw:text-box>
            <text:p>Projektstand: Step 0.</text:p>
          </draw:text-box>
        </draw:frame>
        <draw:frame presentation:style-name="pr5" draw:layer="layout" svg:width="11.155cm" svg:height="12.013cm" svg:x="1.27cm" svg:y="6.249cm" presentation:class="outline" presentation:placeholder="true">
          <draw:text-box/>
        </draw:frame>
        <draw:frame presentation:style-name="pr5" draw:layer="layout" svg:width="11.155cm" svg:height="12.013cm" svg:x="12.983cm" svg:y="6.249cm" presentation:class="outline" presentation:placeholder="true">
          <draw:text-box/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7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7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3">03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22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63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7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7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7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7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arge area X-ray detectors based on amorohous silicon technology</dc:title>
    <meta:initial-creator>dakrap</meta:initial-creator>
    <meta:creation-date>2013-01-23T22:23:20</meta:creation-date>
    <dc:creator>lidok </dc:creator>
    <dc:date>2013-05-03T11:59:35</dc:date>
    <meta:print-date>2013-01-24T20:16:32</meta:print-date>
    <meta:editing-cycles>69</meta:editing-cycles>
    <meta:generator>LibreOffice/3.5$Linux_X86_64 LibreOffice_project/350m1$Build-2</meta:generator>
    <meta:editing-duration>P0D</meta:editing-duration>
    <meta:document-statistic meta:object-count="117"/>
  </office:meta>
</office:document-meta>
</file>